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GeneratorBean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GeneratorBean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GeneratorBean.setup(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GeneratorBean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GeneratorBean.setParser( SAX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GeneratorBean.gen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GeneratorBean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